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Rootless docker kurmak için</text:p>
        <ns0:p ns0:style-name="rststyle-codeblock">$ curl -fsSL https://get.docker.com/rootless | bash</ns0:p>
        <text:span text:style-name="rststyle-punctuation">|</text:span>
        <text:p text:style-name="rststyle-textbody">Docker çalışıyor mu diye kontrol etmek için <text:span text:style-name="rststyle-strong">docker info</text:span> komutunu kullanabiliriz.</text:p>
        <ns0:p ns0:style-name="rststyle-codeblock">$ docker info</ns0:p>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19:21</meta:creation-date>
    <dc:creator>a</dc:creator>
    <dc:date>2023-01-09T11:19:21</dc:date>
    <dc:language>en-US</dc:language>
    <meta:editing-cycles>1</meta:editing-cycles>
    <meta:editing-duration>PT00M01S</meta:editing-duration>
    <dc:title>Docker kullanımı</dc:title>
  </office:meta>
</office:document-meta>
</file>